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7992" calcext:value-type="float">
            <text:p>69.2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7992" calcext:value-type="float">
            <text:p>69.2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7992" calcext:value-type="float">
            <text:p>69.2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7992" calcext:value-type="float">
            <text:p>69.2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6992" calcext:value-type="float">
            <text:p>68.8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1168" calcext:value-type="float">
            <text:p>68.7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6432" calcext:value-type="float">
            <text:p>68.2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6704" calcext:value-type="float">
            <text:p>68.1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6096" calcext:value-type="float">
            <text:p>68.5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5384" calcext:value-type="float">
            <text:p>68.9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3944" calcext:value-type="float">
            <text:p>68.8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4904" calcext:value-type="float">
            <text:p>68.9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292" calcext:value-type="float">
            <text:p>69.0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5488" calcext:value-type="float">
            <text:p>69.0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4904" calcext:value-type="float">
            <text:p>68.9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3568" calcext:value-type="float">
            <text:p>68.9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0352" calcext:value-type="float">
            <text:p>69.1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7992" calcext:value-type="float">
            <text:p>69.2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4048" calcext:value-type="float">
            <text:p>68.9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3048" calcext:value-type="float">
            <text:p>68.5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1248" calcext:value-type="float">
            <text:p>69.4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7344" calcext:value-type="float">
            <text:p>69.4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7344" calcext:value-type="float">
            <text:p>69.4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7344" calcext:value-type="float">
            <text:p>69.4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7344" calcext:value-type="float">
            <text:p>69.4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0392" calcext:value-type="float">
            <text:p>69.4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0392" calcext:value-type="float">
            <text:p>69.4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0392" calcext:value-type="float">
            <text:p>69.4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0392" calcext:value-type="float">
            <text:p>69.4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7344" calcext:value-type="float">
            <text:p>69.4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7344" calcext:value-type="float">
            <text:p>69.4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1248" calcext:value-type="float">
            <text:p>69.4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1248" calcext:value-type="float">
            <text:p>69.4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1248" calcext:value-type="float">
            <text:p>69.4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1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19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203112253901</text:p>
          </table:table-cell>
          <table:table-cell office:value-type="string" calcext:value-type="string">
            <text:p>B-17-02 12CBD [MW-4E]</text:p>
          </table:table-cell>
          <table:table-cell office:value-type="string" calcext:value-type="string">
            <text:p>201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72" meta:object-count="0"/>
    <meta:user-defined meta:name="AppVersion">3.0</meta:user-defined>
  </office:meta>
</office:document-meta>
</file>